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Text_20_body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style guide</text:p>
      <text:h text:style-name="Heading_20_1" text:outline-level="1">General</text:h>
      <text:p text:style-name="Text_20_body">One class per file.</text:p>
      <text:h text:style-name="Heading_20_1" text:outline-level="1">Sectioning the code</text:h>
      <text:p text:style-name="Standard">The code should be ordered and divided into the following parts:</text:p>
      <text:list xml:id="list1552667997" text:style-name="L1">
        <text:list-item>
          <text:p text:style-name="P2">Public Attributes </text:p>
        </text:list-item>
        <text:list-item>
          <text:p text:style-name="P2">Inherited Attributes </text:p>
        </text:list-item>
        <text:list-item>
          <text:p text:style-name="P2">Internal Attributes </text:p>
        </text:list-item>
        <text:list-item>
          <text:p text:style-name="P2">i18n Attributes </text:p>
        </text:list-item>
        <text:list-item>
          <text:p text:style-name="P2">Public API </text:p>
        </text:list-item>
        <text:list-item>
          <text:p text:style-name="P2">Public hooks </text:p>
        </text:list-item>
        <text:list-item>
          <text:p text:style-name="P2">Inherited methods </text:p>
        </text:list-item>
        <text:list-item>
          <text:p text:style-name="P2">Private methods </text:p>
        </text:list-item>
      </text:list>
      <text:p text:style-name="Standard">See appendix A for how it should look like.</text:p>
      <text:h text:style-name="Heading_20_1" text:outline-level="1">Naming</text:h>
      <text:list xml:id="list1177353425" text:style-name="L2">
        <text:list-item>
          <text:p text:style-name="P3">Camelcase for classes</text:p>
        </text:list-item>
        <text:list-item>
          <text:p text:style-name="P3">Camelcase with small first letter for methods and variables</text:p>
        </text:list-item>
        <text:list-item>
          <text:p text:style-name="P3">Camelcase with small first letter and an initial underscore ('_') for anything that is private (i18n attributes are not considered private).</text:p>
        </text:list-item>
        <text:list-item>
          <text:p text:style-name="P3">Camelcase with small first letter and ending with Node for all dojoAttachPoints on plain dom nodes in the template.</text:p>
        </text:list-item>
        <text:list-item>
          <text:p text:style-name="P3">Camelcase with small first letter and ending with Dijit for all dojoAttachPoints on dom nodes in the template that will be dijits, i.e. have a dojoType attribute.</text:p>
        </text:list-item>
      </text:list>
      <text:h text:style-name="Heading_20_1" text:outline-level="1">Code documentation</text:h>
      <text:p text:style-name="Text_20_body">Jsdoc-toolkit should be used, see <text:a xlink:type="simple" xlink:href="http://code.google.com/p/jsdoc-toolkit/w/list">http://code.google.com/p/jsdoc-toolkit/w/list</text:a> for a list of commands. It is very close to javadoc.</text:p>
      <text:h text:style-name="Heading_20_1" text:outline-level="1">Dom manipulation</text:h>
      <text:p text:style-name="Text_20_body">dojo.attr - to add attributes on nodes.</text:p>
      <text:p text:style-name="Text_20_body">dojo.style - to set the style</text:p>
      <text:p text:style-name="Text_20_body">dojo.addClass - to add classes (use also removeClass and toggleClass).</text:p>
      <text:p text:style-name="Text_20_body">dojo.place - to add nodes before, after, inside etc.</text:p>
      <text:p text:style-name="Standard">dojo.create - use instead of document.createElement</text:p>
      <text:p text:style-name="Standard"/>
      <text:h text:style-name="Heading_20_1" text:outline-level="1"><text:soft-page-break/>Appendix A - All the sections in plain text</text:h>
      <text:p text:style-name="Standard"><text:tab/>//=================================================== </text:p>
      <text:p text:style-name="Standard"><text:tab/>// Public Attributes </text:p>
      <text:p text:style-name="Standard"><text:tab/>//===================================================<text:tab/> </text:p>
      <text:p text:style-name="Standard"><text:tab/> </text:p>
      <text:p text:style-name="Standard"><text:tab/>//=================================================== </text:p>
      <text:p text:style-name="Standard"><text:tab/>// Inherited Attributes </text:p>
      <text:p text:style-name="Standard"><text:tab/>//=================================================== </text:p>
      <text:p text:style-name="Standard"/>
      <text:p text:style-name="Standard"><text:tab/>//=================================================== </text:p>
      <text:p text:style-name="Standard"><text:tab/>// Internal Attributes </text:p>
      <text:p text:style-name="Standard"><text:tab/>//===================================================<text:tab/> </text:p>
      <text:p text:style-name="Standard"/>
      <text:p text:style-name="Standard"><text:tab/>//=================================================== </text:p>
      <text:p text:style-name="Standard"><text:tab/>// i18n Attributes </text:p>
      <text:p text:style-name="Standard"><text:tab/>//=================================================== <text:tab/> <text:s text:c="3"/></text:p>
      <text:p text:style-name="Standard"/>
      <text:p text:style-name="Standard"><text:tab/>//=================================================== </text:p>
      <text:p text:style-name="Standard"><text:tab/>// Public API </text:p>
      <text:p text:style-name="Standard"><text:tab/>//===================================================<text:tab/> </text:p>
      <text:p text:style-name="Standard"/>
      <text:p text:style-name="Standard"><text:tab/>//=================================================== </text:p>
      <text:p text:style-name="Standard"><text:tab/>// Public hooks </text:p>
      <text:p text:style-name="Standard"><text:tab/>//=================================================== </text:p>
      <text:p text:style-name="Standard"><text:tab/> </text:p>
      <text:p text:style-name="Standard"><text:tab/>//=================================================== </text:p>
      <text:p text:style-name="Standard"><text:tab/>// Inherited methods </text:p>
      <text:p text:style-name="Standard"><text:tab/>//=================================================== </text:p>
      <text:p text:style-name="Standard"><text:tab/> </text:p>
      <text:p text:style-name="Standard"><text:tab/>//=================================================== </text:p>
      <text:p text:style-name="Standard"><text:tab/>// Private methods </text:p>
      <text:p text:style-name="Standard"><text:tab/>//===================================================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ias Palmér</meta:initial-creator>
    <meta:creation-date>2010-05-18T20:38:37</meta:creation-date>
    <dc:date>2010-05-19T00:11:00</dc:date>
    <dc:creator>Matthias Palmér</dc:creator>
    <meta:editing-duration>PT03H16M30S</meta:editing-duration>
    <meta:editing-cycles>3</meta:editing-cycles>
    <meta:generator>OpenOffice.org/3.2$Unix OpenOffice.org_project/320m12$Build-9483</meta:generator>
    <meta:document-statistic meta:table-count="0" meta:image-count="0" meta:object-count="0" meta:page-count="2" meta:paragraph-count="56" meta:word-count="248" meta:character-count="2335"/>
  </office:meta>
</office:document-meta>
</file>